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19c80" officeooo:paragraph-rsid="00119c80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19c80" officeooo:paragraph-rsid="00119c80"/>
    </style:style>
    <style:style style:name="P3" style:family="paragraph" style:parent-style-name="Standard">
      <style:text-properties officeooo:rsid="001260bc" officeooo:paragraph-rsid="001260bc"/>
    </style:style>
    <style:style style:name="P4" style:family="paragraph" style:parent-style-name="Standard">
      <style:text-properties officeooo:rsid="001315bd" officeooo:paragraph-rsid="001315b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weight="bold" officeooo:rsid="001315bd" officeooo:paragraph-rsid="001315bd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weight="normal" officeooo:rsid="001315bd" officeooo:paragraph-rsid="001315bd" style:font-weight-asian="normal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officeooo:rsid="001315bd" officeooo:paragraph-rsid="001315bd" style:font-weight-asian="bold" style:font-weight-complex="bold"/>
    </style:style>
    <style:style style:name="P8" style:family="paragraph" style:parent-style-name="Standard">
      <style:text-properties officeooo:rsid="001315bd" officeooo:paragraph-rsid="001315bd"/>
    </style:style>
    <style:style style:name="P9" style:family="paragraph" style:parent-style-name="Standard">
      <style:text-properties officeooo:rsid="00132c01" officeooo:paragraph-rsid="00132c01"/>
    </style:style>
    <style:style style:name="T1" style:family="text">
      <style:text-properties officeooo:rsid="001229e5"/>
    </style:style>
    <style:style style:name="T2" style:family="text">
      <style:text-properties style:font-name="Times New Roman" officeooo:rsid="001229e5"/>
    </style:style>
    <style:style style:name="T3" style:family="text">
      <style:text-properties officeooo:rsid="00126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UNDAÇÃO UNIVERSIDADE FEDERAL DE RONDÔNIA</text:p>
      <text:p text:style-name="P6">Ivo Henrique Provensi Vieira</text:p>
      <text:p text:style-name="P2"/>
      <text:p text:style-name="P7">Resenha: Aplicação web para gerenciamento de resíduos sólidos recicláveis</text:p>
      <text:p text:style-name="P1">No Brasil o descarte d<text:span text:style-name="T1">e </text:span><text:span text:style-name="T2">forma</text:span><text:span text:style-name="T1"> correta de resíduos é baixo, resultando em uma ameaça à população, especialmente aqueles que moram em áreas mais precárias. Com o intuito de incentivar a realização adequada da separação dos resíduos, o trabalho alvo traz um sistema construído com os padrões Model-View-Controller </text:span><text:span text:style-name="T3">(referidos como MVC)</text:span><text:span text:style-name="T1"> para a aplicação e <text:s/>Data Access Object </text:span><text:span text:style-name="T3">(referido como DAO)</text:span><text:span text:style-name="T1"> para a interação com o banco de dados.</text:span></text:p>
      <text:p text:style-name="P3">A metodologia MVC não é algo novo, porém desde sua expansão por volta de 2010, vem sendo uma grande aliada no desenvolvimento de aplicações web no geral. Tendo uma ideologia relativamente simples é uma das metodologias que dominam o mercado. Nessa metodologia, de forma simples, a View fica responsável por levar os dados de uma forma compreensível até o usuário, o Model é o responsável pela manipulação e validação dos dados, e por fim, o Controller é responsável por interligar as duas camadas anteriores, separando assim as responsabilidades, tornando o sistema ainda mais seguro. Geralmente a ideia de robustez traz junto inflexibilidade, porém esse não é o caso dessa metodologia, uma vez que a mesma pode ser modificada até certo ponto para se encaixar com as necessidades do projeto.</text:p>
      <text:p text:style-name="P4">O padrão DAO é basicamente, uma camada adicionada ao MVC, que auxilia na proteção do banco de dados, fazendo com que toda e qualquer requisição a ele, seja escrita ou leitura, passe pelo DAO. Onde os dados recebidos ficam disponíveis através de um objeto.</text:p>
      <text:p text:style-name="P9">A aplicação, por sua vez tem como intenção auxiliar na coleta e reciclagem de residuos sólidos, facilitando o contato entre o coletor e o usuário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200%" fo:text-indent="0.490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799in" fo:margin-bottom="0.7799in" fo:margin-left="1.1799in" fo:margin-right="0.7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4:35:28.621000000</meta:creation-date>
    <dc:date>2022-02-07T19:22:01.773245668</dc:date>
    <meta:editing-duration>PT7M55S</meta:editing-duration>
    <meta:editing-cycles>2</meta:editing-cycles>
    <meta:generator>LibreOffice/7.3.0.3$Linux_X86_64 LibreOffice_project/30$Build-3</meta:generator>
    <meta:document-statistic meta:table-count="0" meta:image-count="0" meta:object-count="0" meta:page-count="1" meta:paragraph-count="7" meta:word-count="285" meta:character-count="1762" meta:non-whitespace-character-count="1483"/>
  </office:meta>
</office:document-meta>
</file>